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2" svg:font-family="Aria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6701in" fo:margin-left="0in" fo:margin-right="0.0229in" table:align="margins"/>
    </style:style>
    <style:style style:name="Table6.A" style:family="table-column">
      <style:table-column-properties style:column-width="0.2069in" style:rel-column-width="2030*"/>
    </style:style>
    <style:style style:name="Table6.B" style:family="table-column">
      <style:table-column-properties style:column-width="0.9229in" style:rel-column-width="9066*"/>
    </style:style>
    <style:style style:name="Table6.C" style:family="table-column">
      <style:table-column-properties style:column-width="4.541in" style:rel-column-width="44619*"/>
    </style:style>
    <style:style style:name="Table6.D" style:family="table-column">
      <style:table-column-properties style:column-width="0.9993in" style:rel-column-width="9820*"/>
    </style:style>
    <style:style style:name="Table6.1" style:family="table-row">
      <style:table-row-properties style:min-row-height="0.6354in"/>
    </style:style>
    <style:style style:name="Table6.A1" style:family="table-cell">
      <style:table-cell-properties style:vertical-align="middle" style:border-line-width-bottom="0.0139in 0.0139in 0.0139in" fo:padding="0in" fo:border-left="none" fo:border-right="none" fo:border-top="none" fo:border-bottom="0.0417in double #808080"/>
    </style:style>
    <style:style style:name="Table6.C1" style:family="table-cell">
      <style:table-cell-properties style:border-line-width-bottom="0.0139in 0.0139in 0.0139in" fo:padding="0in" fo:border-left="none" fo:border-right="none" fo:border-top="none" fo:border-bottom="0.0417in double #80808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76in" style:rel-column-width="9376*"/>
    </style:style>
    <style:style style:name="Table1.B" style:family="table-column">
      <style:table-column-properties style:column-width="0.1667in" style:rel-column-width="1631*"/>
    </style:style>
    <style:style style:name="Table1.C" style:family="table-column">
      <style:table-column-properties style:column-width="3.2854in" style:rel-column-width="32169*"/>
    </style:style>
    <style:style style:name="Table1.D" style:family="table-column">
      <style:table-column-properties style:column-width="2.2833in" style:rel-column-width="22359*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2875in"/>
    </style:style>
    <style:style style:name="Table2" style:family="table">
      <style:table-properties style:width="6.8792in" table:align="right"/>
    </style:style>
    <style:style style:name="Table2.A" style:family="table-column">
      <style:table-column-properties style:column-width="3.7618in"/>
    </style:style>
    <style:style style:name="Table2.B" style:family="table-column">
      <style:table-column-properties style:column-width="1.0993in"/>
    </style:style>
    <style:style style:name="Table2.C" style:family="table-column">
      <style:table-column-properties style:column-width="2.0181in"/>
    </style:style>
    <style:style style:name="Table2.A1" style:family="table-cell">
      <style:table-cell-properties fo:padding="0in" fo:border="none"/>
    </style:style>
    <style:style style:name="P1" style:family="paragraph" style:parent-style-name="Standard">
      <style:paragraph-properties fo:margin-top="0in" fo:margin-bottom="0.1965in" fo:text-align="end" style:justify-single-wor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fo:language="id" fo:country="ID" fo:font-weight="bol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Arial1" fo:font-size="12pt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Arial1" fo:font-size="12pt" fo:font-weight="bold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style:font-name-asian="Arial2" style:font-size-asian="11pt" style:font-name-complex="Arial2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color="#808080" style:font-name="Arial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808080" style:font-name="Arial" fo:font-size="14pt" fo:font-weight="normal" style:font-name-asian="Arial2" style:font-size-asian="14pt" style:font-weight-asian="normal" style:font-name-complex="Arial2" style:font-size-complex="14pt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fo:color="#808080" style:font-name="Arial" fo:font-size="14pt" style:font-name-asian="Arial2" style:font-size-asian="14pt" style:font-name-complex="Arial2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fo:color="#808080" style:font-name="Arial" fo:font-size="11pt" style:font-name-asian="Arial2" style:font-size-asian="11pt" style:font-name-complex="Arial2" style:font-size-complex="11pt"/>
    </style:style>
    <style:style style:name="P16" style:family="paragraph" style:parent-style-name="Table_20_Contents">
      <style:paragraph-properties fo:text-align="center" style:justify-single-word="false"/>
      <style:text-properties fo:color="#808080" style:font-name="Arial" fo:font-size="11pt" fo:font-weight="bold" style:font-name-asian="Arial2" style:font-size-asian="11pt" style:font-weight-asian="bold" style:font-name-complex="Arial2" style:font-size-complex="11pt" style:font-weight-complex="bold"/>
    </style:style>
    <style:style style:name="P17" style:family="paragraph" style:parent-style-name="Text_20_body">
      <style:paragraph-properties fo:text-align="center" style:justify-single-word="false"/>
      <style:text-properties style:font-name="Arial1" fo:font-size="12pt" fo:language="id" fo:country="ID" fo:font-weight="bold" style:font-size-asian="12pt" style:font-weight-asian="bold" style:font-size-complex="12pt" style:font-weight-complex="bold"/>
    </style:style>
    <style:style style:name="P18" style:family="paragraph" style:parent-style-name="Text_20_body">
      <style:paragraph-properties fo:margin-left="1.0189in" fo:margin-right="0in" fo:text-align="justify" style:justify-single-word="false" fo:text-indent="0in" style:auto-text-indent="false"/>
      <style:text-properties style:font-name="Arial1" fo:font-size="12pt" fo:language="id" fo:country="ID" fo:font-weight="normal" style:font-size-asian="12pt" style:font-weight-asian="normal" style:font-size-complex="12pt" style:font-weight-complex="normal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10"/>
          </table:table-cell>
          <table:table-cell table:style-name="Table6.A1" office:value-type="string">
            <text:p text:style-name="P11">{logo}</text:p>
          </table:table-cell>
          <table:table-cell table:style-name="Table6.C1" office:value-type="string">
            <text:p text:style-name="P12">{badan}</text:p>
            <text:p text:style-name="P12">{kota4}</text:p>
            <text:p text:style-name="P13">{alamat} </text:p>
            <text:p text:style-name="P14">Telp. {tlp} Fax {fax} </text:p>
            <text:p text:style-name="P15"/>
          </table:table-cell>
          <table:table-cell table:style-name="Table6.C1" office:value-type="string">
            <text:p text:style-name="P16"/>
          </table:table-cell>
        </table:table-row>
      </table:table>
      <text:p text:style-name="P3"/>
      <text:p text:style-name="P1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">Nomor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{kota}, {tgl_masuk}</text:p>
          </table:table-cell>
        </table:table-row>
        <table:table-row table:style-name="Table1.2">
          <table:table-cell table:style-name="Table1.A1" office:value-type="string">
            <text:p text:style-name="P4">Lamp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4"><text:s/>-</text:p>
          </table:table-cell>
          <table:table-cell table:style-name="Table1.A1" office:value-type="string">
            <text:p text:style-name="P4"/>
          </table:table-cell>
        </table:table-row>
        <table:table-row>
          <table:table-cell table:style-name="Table1.A1" office:value-type="string">
            <text:p text:style-name="P4">Perihal</text:p>
          </table:table-cell>
          <table:table-cell table:style-name="Table1.A1" office:value-type="string">
            <text:p text:style-name="P4">:</text:p>
          </table:table-cell>
          <table:table-cell table:style-name="Table1.A1" office:value-type="string">
            <text:p text:style-name="P5"><text:s/>Tanggapan Pengaduan</text:p>
          </table:table-cell>
          <table:table-cell table:style-name="Table1.A1" office:value-type="string">
            <text:p text:style-name="P4">Kepada Yth :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Sdr. {nama}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>{alamat_pemohon}</text:p>
          </table:table-cell>
        </table:table-row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/>
          </table:table-cell>
        </table:table-row>
      </table:table>
      <text:p text:style-name="P18"><text:tab/>Dengan Hormat, memperhatikan dan menanggapi surat Saudara tertanggal {tgl_masuk} tentang {isi}</text:p>
      <text:p text:style-name="P18">sehubungan dengan hal tersebut diatas, perlu kami sampaikan hal-hal sebagai berikut :</text:p>
      <text:p text:style-name="P18">{balasan}</text:p>
      <text:p text:style-name="P18"><text:tab/>Demikian surat kami atas perhatiannya di ucapkan terima kasih.</text:p>
      <text:p text:style-name="P18"/>
      <text:p text:style-name="P9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6"><text:span text:style-name="T1">{jabatan}</text:span><text:line-break/><text:span text:style-name="T1">{kantor}</text:span></text:p>
          </table:table-cell>
          <table:covered-table-cell/>
        </table:table-row>
        <table:table-row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7"><text:s text:c="5"/></text:p>
          </table:table-cell>
          <table:table-cell table:style-name="Table2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7"><text:span text:style-name="T2">{nama_pejabat}</text:span> <text:line-break/>NIP. {nip_pejabat}</text:p>
          </table:table-cell>
          <table:covered-table-cell/>
        </table:table-row>
      </table:table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2" svg:font-family="Arial"/>
    <style:font-face style:name="Tahoma1" svg:font-family="Tahom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d" fo:country="ID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id" fo:country="ID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57in" style:type="center"/>
          <style:tab-stop style:position="6.6925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Yogi Cahyana</meta:initial-creator>
    <meta:creation-date>2010-12-28T05:55:17.81</meta:creation-date>
    <dc:date>2012-03-09T21:49:10</dc:date>
    <dc:creator>wrc-alp </dc:creator>
    <meta:editing-duration>PT07H59M38S</meta:editing-duration>
    <meta:editing-cycles>37</meta:editing-cycles>
    <meta:generator>OpenOffice.org/3.2$Linux OpenOffice.org_project/320m19$Build-9505</meta:generator>
    <meta:document-statistic meta:table-count="3" meta:image-count="0" meta:object-count="0" meta:page-count="1" meta:paragraph-count="25" meta:word-count="63" meta:character-count="460"/>
  </office:meta>
</office:document-meta>
</file>